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I just won't be satisfied eatin' here only once a
wee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1T15:59:09+01:00</meta:creation-date>
    <dc:date>2020-01-01T15:59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